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gisteredInvocation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gisteredInvocations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gisteredInvocations.add( 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gisteredInvocations.ge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RegisteredInvocations.remove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